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7.013cm" fo:margin-left="-0.016cm" fo:margin-right="0.004cm" fo:margin-top="0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1.558cm" style:rel-column-width="883*"/>
    </style:style>
    <style:style style:name="Table5.B" style:family="table-column">
      <style:table-column-properties style:column-width="4.383cm" style:rel-column-width="2485*"/>
    </style:style>
    <style:style style:name="Table5.E" style:family="table-column">
      <style:table-column-properties style:column-width="2.305cm" style:rel-column-width="1307*"/>
    </style:style>
    <style:style style:name="Table5.1" style:family="table-row">
      <style:table-row-properties style:min-row-height="1.64cm" style:keep-together="true" fo:keep-together="auto"/>
    </style:style>
    <style:style style:name="Table5.A1" style:family="table-cell">
      <style:table-cell-properties style:vertical-align="middle" fo:background-color="#cccccc" fo:padding="0.097cm" fo:border="0.088cm solid #000000">
        <style:background-image/>
      </style:table-cell-properties>
    </style:style>
    <style:style style:name="Table5.A2" style:family="table-cell">
      <style:table-cell-properties style:vertical-align="middle" fo:background-color="#cccccc" fo:padding="0.097cm" fo:border-left="0.088cm solid #000000" fo:border-right="none" fo:border-top="none" fo:border-bottom="0.088cm solid #000000">
        <style:background-image/>
      </style:table-cell-properties>
    </style:style>
    <style:style style:name="Table5.B2" style:family="table-cell">
      <style:table-cell-properties style:vertical-align="middle" fo:background-color="#cccccc" fo:padding="0.097cm" fo:border-left="none" fo:border-right="none" fo:border-top="none" fo:border-bottom="0.088cm solid #000000">
        <style:background-image/>
      </style:table-cell-properties>
    </style:style>
    <style:style style:name="Table5.E2" style:family="table-cell">
      <style:table-cell-properties style:vertical-align="middle" fo:background-color="#cccccc" fo:padding="0.097cm" fo:border-left="none" fo:border-right="0.088cm solid #000000" fo:border-top="none" fo:border-bottom="0.088cm solid #000000">
        <style:background-image/>
      </style:table-cell-properties>
    </style:style>
    <style:style style:name="Table5.3" style:family="table-row">
      <style:table-row-properties style:min-row-height="0.397cm" style:keep-together="true" fo:keep-together="auto"/>
    </style:style>
    <style:style style:name="Table5.A3" style:family="table-cell">
      <style:table-cell-properties fo:background-color="#eeeee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le5.4" style:family="table-row">
      <style:table-row-properties style:min-row-height="0.072cm" style:keep-together="true" fo:keep-together="auto"/>
    </style:style>
    <style:style style:name="Table5.A4" style:family="table-cell">
      <style:table-cell-properties fo:background-color="transparent" fo:padding="0cm" fo:border="none">
        <style:background-image/>
      </style:table-cell-properties>
    </style:style>
    <style:style style:name="Table5.7" style:family="table-row">
      <style:table-row-properties style:min-row-height="0.046cm" style:keep-together="true" fo:keep-together="auto"/>
    </style:style>
    <style:style style:name="Table5.10" style:family="table-row">
      <style:table-row-properties style:min-row-height="0.146cm" style:keep-together="true" fo:keep-together="auto"/>
    </style:style>
    <style:style style:name="Table5.C22" style:family="table-cell">
      <style:table-cell-properties fo:background-color="#cccccc" fo:padding="0cm" fo:border="none">
        <style:background-image/>
      </style:table-cell-properties>
    </style:style>
    <style:style style:name="Table5.31" style:family="table-row">
      <style:table-row-properties style:min-row-height="0.291cm" style:keep-together="true" fo:keep-together="auto"/>
    </style:style>
    <style:style style:name="Table5.A31" style:family="table-cell">
      <style:table-cell-properties fo:background-color="transparent" fo:padding="0.097cm" fo:border="none">
        <style:background-image/>
      </style:table-cell-properties>
    </style:style>
    <style:style style:name="Table5.32" style:family="table-row">
      <style:table-row-properties style:min-row-height="0.132cm" style:keep-together="true" fo:keep-together="auto"/>
    </style:style>
    <style:style style:name="Table5.34" style:family="table-row">
      <style:table-row-properties style:min-row-height="0.441cm" fo:background-color="transparent" style:keep-together="true" fo:keep-together="auto">
        <style:background-image/>
      </style:table-row-properties>
    </style:style>
    <style:style style:name="Table5.A34" style:family="table-cell">
      <style:table-cell-properties style:vertical-align="" fo:background-color="#eeeeee" fo:padding="0.097cm" fo:border="0.035cm solid #000000" style:writing-mode="page">
        <style:background-image/>
      </style:table-cell-properties>
    </style:style>
    <style:style style:name="Table5.C48" style:family="table-cell">
      <style:table-cell-properties fo:background-color="#b2b2b2" fo:padding="0.097cm" fo:border="none">
        <style:background-image/>
      </style:table-cell-properties>
    </style:style>
    <style:style style:name="Table5.50" style:family="table-row">
      <style:table-row-properties style:min-row-height="0.048cm" style:keep-together="true" fo:keep-together="auto"/>
    </style:style>
    <style:style style:name="Table5.51" style:family="table-row">
      <style:table-row-properties style:min-row-height="0.129cm" style:keep-together="true" fo:keep-together="auto"/>
    </style:style>
    <style:style style:name="Table5.53" style:family="table-row">
      <style:table-row-properties style:min-row-height="0.044cm" style:keep-together="true" fo:keep-together="auto"/>
    </style:style>
    <style:style style:name="Table5.68" style:family="table-row">
      <style:table-row-properties style:min-row-height="0.176cm" style:keep-together="true" fo:keep-together="auto"/>
    </style:style>
    <style:style style:name="Table5.76" style:family="table-row">
      <style:table-row-properties style:min-row-height="0.116cm" style:keep-together="true" fo:keep-together="auto"/>
    </style:style>
    <style:style style:name="Table5.83" style:family="table-row">
      <style:table-row-properties style:min-row-height="0.429cm" style:keep-together="true" fo:keep-together="auto"/>
    </style:style>
    <style:style style:name="Table5.93" style:family="table-row">
      <style:table-row-properties style:min-row-height="1.048cm" style:keep-together="true" fo:keep-together="auto"/>
    </style:style>
    <style:style style:name="Table1" style:family="table" style:master-page-name="">
      <style:table-properties style:width="17.037cm" fo:margin-left="-0.069cm" fo:margin-right="0.032cm" fo:margin-top="0cm" fo:margin-bottom="0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12cm" style:rel-column-width="914*"/>
    </style:style>
    <style:style style:name="Table1.B" style:family="table-column">
      <style:table-column-properties style:column-width="5.133cm" style:rel-column-width="2910*"/>
    </style:style>
    <style:style style:name="Table1.C" style:family="table-column">
      <style:table-column-properties style:column-width="5.159cm" style:rel-column-width="2925*"/>
    </style:style>
    <style:style style:name="Table1.1" style:family="table-row">
      <style:table-row-properties style:min-row-height="1.64cm" style:keep-together="true" fo:keep-together="auto"/>
    </style:style>
    <style:style style:name="Table1.A1" style:family="table-cell">
      <style:table-cell-properties style:vertical-align="middle" fo:background-color="#cccccc" fo:padding="0.097cm" fo:border="0.088cm solid #000000">
        <style:background-image/>
      </style:table-cell-properties>
    </style:style>
    <style:style style:name="Table1.A2" style:family="table-cell">
      <style:table-cell-properties style:vertical-align="middle" fo:background-color="#cccccc" fo:padding="0.097cm" fo:border-left="0.088cm solid #000000" fo:border-right="none" fo:border-top="none" fo:border-bottom="0.088cm solid #000000">
        <style:background-image/>
      </style:table-cell-properties>
    </style:style>
    <style:style style:name="Table1.B2" style:family="table-cell">
      <style:table-cell-properties style:vertical-align="middle" fo:background-color="#cccccc" fo:padding="0.097cm" fo:border-left="none" fo:border-right="none" fo:border-top="none" fo:border-bottom="0.088cm solid #000000">
        <style:background-image/>
      </style:table-cell-properties>
    </style:style>
    <style:style style:name="Table1.D2" style:family="table-cell">
      <style:table-cell-properties style:vertical-align="middle" fo:background-color="#cccccc" fo:padding="0.097cm" fo:border-left="none" fo:border-right="0.088cm solid #000000" fo:border-top="none" fo:border-bottom="0.088cm solid #000000">
        <style:background-image/>
      </style:table-cell-properties>
    </style:style>
    <style:style style:name="Table1.3" style:family="table-row">
      <style:table-row-properties style:min-row-height="0.794cm" fo:background-color="transparent" style:keep-together="true" fo:keep-together="auto">
        <style:background-image/>
      </style:table-row-properties>
    </style:style>
    <style:style style:name="Table1.A3" style:family="table-cell">
      <style:table-cell-properties style:vertical-align="" fo:background-color="#eeeeee" fo:padding="0.097cm" fo:border="0.035cm solid #000000" style:writing-mode="page">
        <style:background-image/>
      </style:table-cell-properties>
    </style:style>
    <style:style style:name="Table1.4" style:family="table-row">
      <style:table-row-properties style:min-row-height="0.109cm" style:keep-together="true" fo:keep-together="auto"/>
    </style:style>
    <style:style style:name="Table1.A4" style:family="table-cell">
      <style:table-cell-properties fo:background-color="transparent" fo:padding="0.097cm" fo:border="none">
        <style:background-image/>
      </style:table-cell-properties>
    </style:style>
    <style:style style:name="Table1.5" style:family="table-row">
      <style:table-row-properties style:min-row-height="0.055cm" style:keep-together="true" fo:keep-together="auto"/>
    </style:style>
    <style:style style:name="Table1.7" style:family="table-row">
      <style:table-row-properties style:min-row-height="0.22cm" style:keep-together="true" fo:keep-together="auto"/>
    </style:style>
    <style:style style:name="Table1.C7" style:family="table-cell">
      <style:table-cell-properties fo:background-color="#cccccc" fo:padding="0.097cm" fo:border="none">
        <style:background-image/>
      </style:table-cell-properties>
    </style:style>
    <style:style style:name="Table1.9" style:family="table-row">
      <style:table-row-properties style:min-row-height="0.072cm" style:keep-together="true" fo:keep-together="auto"/>
    </style:style>
    <style:style style:name="Table1.19" style:family="table-row">
      <style:table-row-properties style:min-row-height="0.22cm" fo:background-color="transparent" style:keep-together="true" fo:keep-together="auto">
        <style:background-image/>
      </style:table-row-properties>
    </style:style>
    <style:style style:name="Table1.23" style:family="table-row">
      <style:table-row-properties style:min-row-height="1.062cm" style:keep-together="true" fo:keep-together="auto"/>
    </style:style>
    <style:style style:name="Table1.31" style:family="table-row">
      <style:table-row-properties style:min-row-height="0.601cm" style:keep-together="true" fo:keep-together="auto"/>
    </style:style>
    <style:style style:name="Table1.38" style:family="table-row">
      <style:table-row-properties style:min-row-height="0.035cm" style:keep-together="true" fo:keep-together="auto"/>
    </style:style>
    <style:style style:name="Table1.50" style:family="table-row">
      <style:table-row-properties style:min-row-height="0.561cm" style:keep-together="true" fo:keep-together="auto"/>
    </style:style>
    <style:style style:name="P1" style:family="paragraph" style:parent-style-name="Standard">
      <style:paragraph-properties fo:margin-top="0cm" fo:margin-bottom="0cm" fo:line-height="100%" fo:text-align="center" style:justify-single-word="false"/>
    </style:style>
    <style:style style:name="P2" style:family="paragraph" style:parent-style-name="Standard">
      <style:paragraph-properties fo:margin-top="0cm" fo:margin-bottom="0cm" fo:line-height="100%" fo:text-align="start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Arial1" fo:font-size="12pt" style:font-size-asian="12pt" style:font-size-complex="12pt"/>
    </style:style>
    <style:style style:name="P4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1" fo:font-size="12pt" style:font-size-asian="12pt" style:font-size-complex="12pt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1" fo:font-size="10pt" style:font-size-asian="10pt" style:font-size-complex="10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fo:line-height="100%" fo:text-align="start" style:justify-single-word="false"/>
      <style:text-properties style:font-name="Arial1" fo:font-size="10pt" style:font-size-asian="10pt" style:font-size-complex="10pt"/>
    </style:style>
    <style:style style:name="P9" style:family="paragraph" style:parent-style-name="Standard">
      <style:paragraph-properties fo:margin-top="0cm" fo:margin-bottom="0cm" fo:line-height="100%" fo:text-align="start" style:justify-single-word="false"/>
      <style:text-properties style:font-name="Arial1"/>
    </style:style>
    <style:style style:name="P10" style:family="paragraph" style:parent-style-name="Standard">
      <style:paragraph-properties fo:margin-top="0cm" fo:margin-bottom="0cm" fo:line-height="100%" fo:text-align="start" style:justify-single-word="false"/>
      <style:text-properties style:font-name="Arial1" fo:font-size="12pt" style:font-size-asian="12pt" style:font-size-complex="12pt"/>
    </style:style>
    <style:style style:name="P11" style:family="paragraph" style:parent-style-name="Standard">
      <style:paragraph-properties fo:margin-top="0cm" fo:margin-bottom="0cm" fo:line-height="100%" fo:text-align="start" style:justify-single-word="false" fo:background-color="#cccccc">
        <style:background-image/>
      </style:paragraph-properties>
      <style:text-properties fo:color="#000000" style:font-name="Arial1" fo:font-size="12pt" style:font-size-asian="12pt" style:font-size-complex="12pt"/>
    </style:style>
    <style:style style:name="P12" style:family="paragraph" style:parent-style-name="Preformatted_20_Text">
      <style:paragraph-properties fo:margin-top="0cm" fo:margin-bottom="0cm"/>
    </style:style>
    <style:style style:name="P13" style:family="paragraph" style:parent-style-name="Preformatted_20_Text">
      <style:paragraph-properties fo:margin-top="0cm" fo:margin-bottom="0cm" fo:line-height="100%"/>
    </style:style>
    <style:style style:name="P14" style:family="paragraph" style:parent-style-name="Preformatted_20_Text">
      <style:paragraph-properties fo:margin-top="0cm" fo:margin-bottom="0cm" fo:line-height="100%" fo:text-align="start" style:justify-single-word="false"/>
    </style:style>
    <style:style style:name="P15" style:family="paragraph" style:parent-style-name="Preformatted_20_Text">
      <style:paragraph-properties fo:margin-top="0cm" fo:margin-bottom="0cm" fo:line-height="100%"/>
      <style:text-properties style:font-name="Arial1"/>
    </style:style>
    <style:style style:name="P16" style:family="paragraph" style:parent-style-name="Standard">
      <style:text-properties style:font-name="Arial" fo:font-size="13pt" style:font-size-asian="13pt" style:font-size-complex="13pt"/>
    </style:style>
    <style:style style:name="P17" style:family="paragraph" style:parent-style-name="List_20_Paragraph" style:list-style-name="L1">
      <style:paragraph-properties fo:margin-top="0cm" fo:margin-bottom="0cm" fo:line-height="100%" fo:text-align="center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18" style:family="paragraph" style:parent-style-name="List_20_Paragraph" style:list-style-name="L1">
      <style:paragraph-properties fo:margin-top="0cm" fo:margin-bottom="0cm" fo:line-height="100%"/>
    </style:style>
    <style:style style:name="P19" style:family="paragraph" style:parent-style-name="List_20_Paragraph" style:list-style-name="WWNum7">
      <style:paragraph-properties fo:margin-top="0cm" fo:margin-bottom="0cm" fo:line-height="100%"/>
    </style:style>
    <style:style style:name="P20" style:family="paragraph" style:parent-style-name="List_20_Paragraph" style:list-style-name="L1">
      <style:paragraph-properties fo:margin-top="0cm" fo:margin-bottom="0cm" fo:line-height="100%"/>
      <style:text-properties style:font-name="Arial1"/>
    </style:style>
    <style:style style:name="P21" style:family="paragraph" style:parent-style-name="List_20_Paragraph" style:list-style-name="WWNum7">
      <style:paragraph-properties fo:margin-top="0cm" fo:margin-bottom="0cm" fo:line-height="100%"/>
      <style:text-properties style:font-name="Arial1"/>
    </style:style>
    <style:style style:name="P22" style:family="paragraph" style:parent-style-name="List_20_Paragraph" style:list-style-name="L1">
      <style:paragraph-properties fo:margin-top="0cm" fo:margin-bottom="0cm" fo:line-height="100%" fo:text-align="center" style:justify-single-word="false"/>
      <style:text-properties style:font-name="Arial1" fo:font-weight="bold" style:font-weight-asian="bold" style:font-weight-complex="bold"/>
    </style:style>
    <style:style style:name="P23" style:family="paragraph" style:parent-style-name="List_20_Paragraph">
      <style:paragraph-properties fo:margin-top="0cm" fo:margin-bottom="0cm" fo:line-height="100%" fo:text-align="start" style:justify-single-word="false"/>
      <style:text-properties style:font-name="Arial1" fo:font-weight="bold" style:font-weight-asian="bold" style:font-weight-complex="bold"/>
    </style:style>
    <style:style style:name="P24" style:family="paragraph" style:parent-style-name="List_20_Paragraph" style:list-style-name="L1">
      <style:paragraph-properties fo:margin-top="0cm" fo:margin-bottom="0cm" fo:line-height="100%"/>
      <style:text-properties style:font-name="Arial1" fo:font-size="12pt" style:font-size-asian="12pt" style:font-size-complex="12pt"/>
    </style:style>
    <style:style style:name="P25" style:family="paragraph" style:parent-style-name="Heading_20_2">
      <style:text-properties fo:font-size="32pt" style:font-size-asian="32pt" style:font-size-complex="32pt"/>
    </style:style>
    <style:style style:name="P26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1" fo:font-size="12pt" style:font-size-asian="12pt" style:font-size-complex="12pt"/>
    </style:style>
    <style:style style:name="P27" style:family="paragraph" style:parent-style-name="Standard">
      <style:paragraph-properties fo:margin-top="0cm" fo:margin-bottom="0cm" fo:line-height="100%" fo:text-align="start" style:justify-single-word="false"/>
      <style:text-properties style:font-name="Arial1"/>
    </style:style>
    <style:style style:name="P28" style:family="paragraph" style:parent-style-name="Standard">
      <style:paragraph-properties fo:margin-top="0cm" fo:margin-bottom="0cm" fo:line-height="100%" fo:text-align="start" style:justify-single-word="false"/>
      <style:text-properties style:font-name="Arial1" fo:font-size="12pt" style:font-size-asian="12pt" style:font-size-complex="12pt"/>
    </style:style>
    <style:style style:name="P29" style:family="paragraph" style:parent-style-name="Standard">
      <style:paragraph-properties fo:margin-top="0cm" fo:margin-bottom="0cm" fo:line-height="100%" fo:text-align="start" style:justify-single-word="false"/>
    </style:style>
    <style:style style:name="P30" style:family="paragraph" style:parent-style-name="Standard">
      <style:paragraph-properties fo:margin-top="0cm" fo:margin-bottom="0cm" fo:line-height="100%" fo:text-align="start" style:justify-single-word="false"/>
      <style:text-properties style:font-name="Arial1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weight="bold" style:font-weight-asian="bold" style:font-weight-complex="bold"/>
    </style:style>
    <style:style style:name="T1" style:family="text">
      <style:text-properties fo:color="#000000"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font-name="Arial1" fo:font-size="10pt" fo:font-weight="bold" style:font-size-asian="10pt" style:font-weight-asian="bold" style:font-size-complex="10pt" style:font-style-complex="normal" style:font-weight-complex="bold"/>
    </style:style>
    <style:style style:name="T3" style:family="text">
      <style:text-properties fo:color="#000000" style:font-name="Arial1" fo:font-size="10pt" style:font-size-asian="10pt" style:font-size-complex="10pt"/>
    </style:style>
    <style:style style:name="T4" style:family="text">
      <style:text-properties fo:color="#000000" style:font-name="Arial1" fo:font-size="12pt" fo:font-style="normal" style:font-size-asian="12pt" style:font-style-asian="normal" style:font-size-complex="12pt" style:font-style-complex="normal"/>
    </style:style>
    <style:style style:name="T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style:font-name="Arial1"/>
    </style:style>
    <style:style style:name="T8" style:family="text">
      <style:text-properties style:font-name="Arial1" fo:font-size="10pt" style:font-size-asian="10pt" style:font-size-complex="10pt"/>
    </style:style>
    <style:style style:name="T9" style:family="text">
      <style:text-properties style:text-position="super 58%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2">TESTING PLAN</text:h>
      <text:p text:style-name="P16">This document lists the current tests that have been carried out on this project, and should ideally be repeated after major additions. </text:p>
      <text:p text:style-name="P16"/>
      <text:p text:style-name="P16">It also contains a framework for testing new features, based on some of features in the 'Potential Improvements' section of the project's blog post.</text:p>
      <text:p text:style-name="Standard"/>
      <text:p text:style-name="Standard"/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 table:style-name="Table5.1">
          <table:table-cell table:style-name="Table5.A1" table:number-columns-spanned="5" office:value-type="string">
            <text:p text:style-name="P7">Completed Tests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"><text:span text:style-name="Subtle_20_Emphasis"><text:span text:style-name="T1">Test No.</text:span></text:span></text:p>
          </table:table-cell>
          <table:table-cell table:style-name="Table5.B2" office:value-type="string">
            <text:p text:style-name="P2"><text:span text:style-name="Subtle_20_Emphasis"><text:span text:style-name="T1">Test Description</text:span></text:span></text:p>
          </table:table-cell>
          <table:table-cell table:style-name="Table5.B2" office:value-type="string">
            <text:p text:style-name="P2"><text:span text:style-name="Subtle_20_Emphasis"><text:span text:style-name="T1">Test Data</text:span></text:span></text:p>
            <text:p text:style-name="P2"><text:span text:style-name="Subtle_20_Emphasis"><text:span text:style-name="T2">(if applicable)</text:span></text:span></text:p>
          </table:table-cell>
          <table:table-cell table:style-name="Table5.B2" office:value-type="string">
            <text:p text:style-name="P2"><text:span text:style-name="Subtle_20_Emphasis"><text:span text:style-name="T1">Expected Outcome</text:span></text:span></text:p>
          </table:table-cell>
          <table:table-cell table:style-name="Table5.E2" office:value-type="string">
            <text:p text:style-name="P6">Expected Outcome Achieved?</text:p>
            <text:p text:style-name="P1"><text:span text:style-name="Subtle_20_Emphasis"><text:span text:style-name="T2"/></text:span></text:p>
          </table:table-cell>
        </table:table-row>
        <table:table-row table:style-name="Table5.3">
          <table:table-cell table:style-name="Table5.A3" table:number-columns-spanned="5" office:value-type="string">
            <text:list xml:id="list7887515468383263618" text:style-name="L1">
              <text:list-header>
                <text:p text:style-name="P17">modifiedInteractor.js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office:value-type="string">
            <text:list xml:id="list38253409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All elements marked as class “interaction” are tracked. </text:span></text:span></text:p>
          </table:table-cell>
          <table:table-cell table:style-name="Table5.A4" office:value-type="string">
            <text:p text:style-name="P4">All elements marked as class interaction.</text:p>
          </table:table-cell>
          <table:table-cell table:style-name="Table5.A4" office:value-type="string">
            <text:p text:style-name="P2"><text:span text:style-name="Subtle_20_Emphasis"><text:span text:style-name="T4">All elements tracke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4">
          <table:table-cell table:style-name="Table5.A4" office:value-type="string">
            <text:list xml:id="list38270281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Half of all elements marked as class interaction.</text:p>
          </table:table-cell>
          <table:table-cell table:style-name="Table5.A4" office:value-type="string">
            <text:p text:style-name="P9">Marked elements track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4">
          <table:table-cell table:style-name="Table5.A4" office:value-type="string">
            <text:list xml:id="list38271071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No elements marked as class interaction.</text:p>
          </table:table-cell>
          <table:table-cell table:style-name="Table5.A4" office:value-type="string">
            <text:p text:style-name="P9">No elements track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">
          <table:table-cell table:style-name="Table5.A4" office:value-type="string">
            <text:list xml:id="list38253215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Only elements marked as class “interaction” are tracked. </text:span></text:span></text:p>
          </table:table-cell>
          <table:table-cell table:style-name="Table5.A4" office:value-type="string">
            <text:p text:style-name="P4">All elements marked as class interaction.</text:p>
          </table:table-cell>
          <table:table-cell table:style-name="Table5.A4" office:value-type="string">
            <text:p text:style-name="P2"><text:span text:style-name="Subtle_20_Emphasis"><text:span text:style-name="T4">All elements tracke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">
          <table:table-cell table:style-name="Table5.A4" office:value-type="string">
            <text:list xml:id="list38248324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Half of all elements marked as class interaction.</text:p>
          </table:table-cell>
          <table:table-cell table:style-name="Table5.A4" office:value-type="string">
            <text:p text:style-name="P9">Marked elements track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">
          <table:table-cell table:style-name="Table5.A4" office:value-type="string">
            <text:list xml:id="list38277976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No elements marked as class interaction.</text:p>
          </table:table-cell>
          <table:table-cell table:style-name="Table5.A4" office:value-type="string">
            <text:p text:style-name="P9">No elements track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48452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All events specified in the interactor constructor script are tracked.</text:span></text:span></text:p>
          </table:table-cell>
          <table:table-cell table:style-name="Table5.A4" office:value-type="string">
            <text:p text:style-name="P4">mousedown, keypress specified</text:p>
          </table:table-cell>
          <table:table-cell table:style-name="Table5.A4" office:value-type="string">
            <text:p text:style-name="P2"><text:span text:style-name="Subtle_20_Emphasis"><text:span text:style-name="T4">mousedown, keypress tracke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55222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mousedown specified.</text:p>
          </table:table-cell>
          <table:table-cell table:style-name="Table5.A4" office:value-type="string">
            <text:p text:style-name="P9">mousedown track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2761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No events specified.</text:p>
          </table:table-cell>
          <table:table-cell table:style-name="Table5.A4" office:value-type="string">
            <text:p text:style-name="P9">No events track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54176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Only events specified in the interactor constructor script are tracked.</text:span></text:span></text:p>
          </table:table-cell>
          <table:table-cell table:style-name="Table5.A4" office:value-type="string">
            <text:p text:style-name="P4">mousedown, keypress specified.</text:p>
          </table:table-cell>
          <table:table-cell table:style-name="Table5.A4" office:value-type="string">
            <text:p text:style-name="P2"><text:span text:style-name="Subtle_20_Emphasis"><text:span text:style-name="T4">mousedown, keypress tracke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3033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mousedown specified.</text:p>
          </table:table-cell>
          <table:table-cell table:style-name="Table5.A4" office:value-type="string">
            <text:p text:style-name="P9">mousedown track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46237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No events specified.</text:p>
          </table:table-cell>
          <table:table-cell table:style-name="Table5.A4" office:value-type="string">
            <text:p text:style-name="P9">No events track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67045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Log object is sent to specified endpoint address.</text:span></text:span></text:p>
          </table:table-cell>
          <table:table-cell table:style-name="Table5.A4" office:value-type="string">
            <text:p text:style-name="P4">Endpoint address specified as 127.0.0.1 (loopback address).</text:p>
          </table:table-cell>
          <table:table-cell table:style-name="Table5.A4" office:value-type="string">
            <text:p text:style-name="P2"><text:span text:style-name="Subtle_20_Emphasis"><text:span text:style-name="T4">Log received by script running on same </text:span></text:span><text:span text:style-name="Subtle_20_Emphasis"><text:span text:style-name="T4">machine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7751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Endpoint address specified to the address of another machine running receiver.</text:p>
          </table:table-cell>
          <table:table-cell table:style-name="Table5.A4" office:value-type="string">
            <text:p text:style-name="P2"><text:span text:style-name="Subtle_20_Emphasis"><text:span text:style-name="T4">Log received by script running on another machine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61175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No address specified.</text:p>
          </table:table-cell>
          <table:table-cell table:style-name="Table5.A4" office:value-type="string">
            <text:p text:style-name="P9">Log not received by any machine</text:p>
          </table:table-cell>
          <table:table-cell table:style-name="Table5.A4" office:value-type="string">
            <text:p text:style-name="P3">Yes</text:p>
          </table:table-cell>
        </table:table-row>
        <text:soft-page-break/>
        <table:table-row table:style-name="Table5.10">
          <table:table-cell table:style-name="Table5.A4" office:value-type="string">
            <text:list xml:id="list38264016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Only valid parameters are accepted in the constructor script.</text:span></text:span></text:p>
          </table:table-cell>
          <table:table-cell table:style-name="Table5.A4" office:value-type="string">
            <text:p text:style-name="P14"><text:span text:style-name="Source_20_Text"><text:span text:style-name="T3">interactions : true,</text:span></text:span><text:span text:style-name="Source_20_Text"><text:span text:style-name="T8"> <text:s text:c="29"/>interactionElement : "interaction", <text:s text:c="27"/>interactionEvents : ["mousedown", "keypress"], <text:s text:c="23"/></text:span></text:span></text:p>
            <text:p text:style-name="Preformatted_20_Text"><text:span text:style-name="Source_20_Text"><text:span text:style-name="T8">endpoint : '/usage/interactions',</text:span></text:span></text:p>
            <text:p text:style-name="P13"><text:span text:style-name="Source_20_Text"><text:span text:style-name="T8">async : true</text:span></text:span></text:p>
            <text:p text:style-name="P15">debug : false</text:p>
          </table:table-cell>
          <table:table-cell table:style-name="Table5.A4" office:value-type="string">
            <text:p text:style-name="P2"><text:span text:style-name="Subtle_20_Emphasis"><text:span text:style-name="T4">All parameters accepte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49519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14"><text:span text:style-name="Source_20_Text"><text:span text:style-name="T3">interactions : false,</text:span></text:span><text:span text:style-name="Source_20_Text"><text:span text:style-name="T8"> interactionElement : "Lorem ipsum ",</text:span></text:span></text:p>
            <text:p text:style-name="P14"><text:span text:style-name="Source_20_Text"><text:span text:style-name="T8">interactionEvents : ["dolor sit amet", "consectetur adipiscing"], <text:s text:c="29"/></text:span></text:span></text:p>
            <text:p text:style-name="Preformatted_20_Text"><text:span text:style-name="Source_20_Text"><text:span text:style-name="T8">endpoint : 'sed do eiusmod',</text:span></text:span></text:p>
            <text:p text:style-name="P12"><text:span text:style-name="Source_20_Text"><text:span text:style-name="T8">async : false,</text:span></text:span></text:p>
            <text:p text:style-name="P12"><text:span text:style-name="Source_20_Text"><text:span text:style-name="T7">debug : true</text:span></text:span></text:p>
          </table:table-cell>
          <table:table-cell table:style-name="Table5.A4" office:value-type="string">
            <text:p text:style-name="P2"><text:span text:style-name="Subtle_20_Emphasis"><text:span text:style-name="T4">All parameters accepte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5712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14"><text:span text:style-name="Source_20_Text"><text:span text:style-name="T3">interactions : tempor incididunt,</text:span></text:span><text:span text:style-name="Source_20_Text"><text:span text:style-name="T8"> <text:s text:c="29"/>interactionElement : ut labore et dolore, <text:s text:c="12"/>interactionEvents : false, <text:s text:c="23"/></text:span></text:span></text:p>
            <text:p text:style-name="Preformatted_20_Text"><text:span text:style-name="Source_20_Text"><text:span text:style-name="T8">endpoint : true,</text:span></text:span></text:p>
            <text:p text:style-name="P13"><text:span text:style-name="Source_20_Text"><text:span text:style-name="T8">async : magna aliqua</text:span></text:span></text:p>
            <text:p text:style-name="P15">debug : Ut enim ad </text:p>
          </table:table-cell>
          <table:table-cell table:style-name="Table5.A4" office:value-type="string">
            <text:p text:style-name="P9">Error – parameters not accept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2753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Event-specific properties of events saved to log object correctly.</text:span></text:span></text:p>
          </table:table-cell>
          <table:table-cell table:style-name="Table5.C22" table:number-rows-spanned="12" office:value-type="string">
            <text:p text:style-name="P11"/>
          </table:table-cell>
          <table:table-cell table:style-name="Table5.A4" table:number-rows-spanned="3" office:value-type="string">
            <text:p text:style-name="P2"><text:span text:style-name="Subtle_20_Emphasis"><text:span text:style-name="T4">Any and all properties of events specified in interactor saved to log object correctly.</text:span></text:span></text:p>
          </table:table-cell>
          <table:table-cell table:style-name="Table5.A4" table:number-rows-spanned="3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62124" text:continue-numbering="true" text:style-name="L1">
              <text:list-item>
                <text:p text:style-name="P20"/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4" office:value-type="string">
            <text:list xml:id="list38271179" text:continue-numbering="true" text:style-name="L1">
              <text:list-item>
                <text:p text:style-name="P20"/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4" office:value-type="string">
            <text:list xml:id="list38278063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Non event-specific properties of events saved to log object correctly.</text:span></text:span></text:p>
          </table:table-cell>
          <table:covered-table-cell/>
          <table:table-cell table:style-name="Table5.A4" table:number-rows-spanned="3" office:value-type="string">
            <text:p text:style-name="P2"><text:span text:style-name="Subtle_20_Emphasis"><text:span text:style-name="T4">Loadtime, unloadtime and href properties saved to log object correctly.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4991" text:continue-numbering="true" text:style-name="L1">
              <text:list-item>
                <text:p text:style-name="P20"/>
              </text:list-item>
            </text:list>
          </table:table-cell>
          <table:covered-table-cell/>
          <table:covered-table-cell/>
          <table:covered-table-cell/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49112" text:continue-numbering="true" text:style-name="L1">
              <text:list-item>
                <text:p text:style-name="P20"/>
              </text:list-item>
            </text:list>
          </table:table-cell>
          <table:covered-table-cell/>
          <table:covered-table-cell/>
          <table:covered-table-cell/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64399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Event-specific properties of events sent to receiver correctly.</text:span></text:span></text:p>
          </table:table-cell>
          <table:covered-table-cell/>
          <table:table-cell table:style-name="Table5.A4" table:number-rows-spanned="3" office:value-type="string">
            <text:p text:style-name="P2"><text:span text:style-name="Subtle_20_Emphasis"><text:span text:style-name="T4">Any and all properties of events specified in interactor sent to receiver correctly.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69512" text:continue-numbering="true" text:style-name="L1">
              <text:list-item>
                <text:p text:style-name="P20"/>
              </text:list-item>
            </text:list>
          </table:table-cell>
          <table:covered-table-cell/>
          <table:covered-table-cell/>
          <table:covered-table-cell/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63731" text:continue-numbering="true" text:style-name="L1">
              <text:list-item>
                <text:p text:style-name="P20"/>
              </text:list-item>
            </text:list>
          </table:table-cell>
          <table:covered-table-cell/>
          <table:covered-table-cell/>
          <table:covered-table-cell/>
          <table:table-cell table:style-name="Table5.A4" office:value-type="string">
            <text:p text:style-name="P3">Yes</text:p>
          </table:table-cell>
        </table:table-row>
        <table:table-row table:style-name="Table5.31">
          <table:table-cell table:style-name="Table5.A31" office:value-type="string">
            <text:list xml:id="list38272875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31" table:number-rows-spanned="3" office:value-type="string">
            <text:p text:style-name="P2"><text:span text:style-name="Subtle_20_Emphasis"><text:span text:style-name="T4">Non event-specific </text:span></text:span><text:span text:style-name="Subtle_20_Emphasis"><text:span text:style-name="T4">properties of events sent to receiver correctly.</text:span></text:span></text:p>
          </table:table-cell>
          <table:covered-table-cell/>
          <table:table-cell table:style-name="Table5.A31" table:number-rows-spanned="3" office:value-type="string">
            <text:p text:style-name="P2"><text:span text:style-name="Subtle_20_Emphasis"><text:span text:style-name="T4">Loadtime, unloadtime </text:span></text:span><text:span text:style-name="Subtle_20_Emphasis"><text:span text:style-name="T4">and href properties sent to receiver correctly.</text:span></text:span></text:p>
          </table:table-cell>
          <table:table-cell table:style-name="Table5.A31" office:value-type="string">
            <text:p text:style-name="P3">Yes</text:p>
          </table:table-cell>
        </table:table-row>
        <table:table-row table:style-name="Table5.32">
          <table:table-cell table:style-name="Table5.A31" office:value-type="string">
            <text:list xml:id="list38257808" text:continue-numbering="true" text:style-name="L1">
              <text:list-item>
                <text:p text:style-name="P20"/>
              </text:list-item>
            </text:list>
          </table:table-cell>
          <table:covered-table-cell/>
          <table:covered-table-cell/>
          <table:covered-table-cell/>
          <table:table-cell table:style-name="Table5.A31" office:value-type="string">
            <text:p text:style-name="P3">Yes</text:p>
          </table:table-cell>
        </table:table-row>
        <table:table-row table:style-name="Table5.10">
          <table:table-cell table:style-name="Table5.A31" office:value-type="string">
            <text:list xml:id="list38253482" text:continue-numbering="true" text:style-name="L1">
              <text:list-item>
                <text:p text:style-name="P20"/>
              </text:list-item>
            </text:list>
          </table:table-cell>
          <table:covered-table-cell/>
          <table:covered-table-cell/>
          <table:covered-table-cell/>
          <table:table-cell table:style-name="Table5.A31" office:value-type="string">
            <text:p text:style-name="P3">Yes</text:p>
          </table:table-cell>
        </table:table-row>
        <table:table-row table:style-name="Table5.34">
          <table:table-cell table:style-name="Table5.A34" table:number-columns-spanned="5" office:value-type="string">
            <text:list xml:id="list38272113" text:continue-numbering="true" text:style-name="L1">
              <text:list-header>
                <text:p text:style-name="P22">receiver.py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4" office:value-type="string">
            <text:list xml:id="list38251209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Receiver makes a new log file for each received log object.</text:span></text:span></text:p>
          </table:table-cell>
          <table:table-cell table:style-name="Table5.C22" table:number-rows-spanned="3" office:value-type="string">
            <text:p text:style-name="P4"/>
          </table:table-cell>
          <table:table-cell table:style-name="Table5.A4" table:number-rows-spanned="3" office:value-type="string">
            <text:p text:style-name="P2"><text:span text:style-name="Subtle_20_Emphasis"><text:span text:style-name="T4">Every received log gets saved to a new file.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32">
          <table:table-cell table:style-name="Table5.A4" office:value-type="string">
            <text:list xml:id="list38266087" text:continue-numbering="true" text:style-name="L1">
              <text:list-item>
                <text:p text:style-name="P20"/>
              </text:list-item>
            </text:list>
          </table:table-cell>
          <table:covered-table-cell/>
          <table:covered-table-cell/>
          <table:covered-table-cell/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5468" text:continue-numbering="true" text:style-name="L1">
              <text:list-item>
                <text:p text:style-name="P20"/>
              </text:list-item>
            </text:list>
          </table:table-cell>
          <table:covered-table-cell/>
          <table:covered-table-cell/>
          <table:covered-table-cell/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1827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2" office:value-type="string">
            <text:p text:style-name="P2"><text:span text:style-name="Subtle_20_Emphasis"><text:span text:style-name="T4">Each log file is dated correctly.</text:span></text:span></text:p>
          </table:table-cell>
          <table:table-cell table:style-name="Table5.A4" office:value-type="string">
            <text:p text:style-name="P4">Log file sent at approx. 15:00:30-20/02/21</text:p>
          </table:table-cell>
          <table:table-cell table:style-name="Table5.A4" office:value-type="string">
            <text:p text:style-name="P2"><text:span text:style-name="Subtle_20_Emphasis"><text:span text:style-name="T4">Log file named 20-02-21_ 15-00-30.193518.json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55823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Log file sent with loadime of 23:59:59-31/12/9999</text:p>
          </table:table-cell>
          <table:table-cell table:style-name="Table5.A4" office:value-type="string">
            <text:p text:style-name="P9">Log file named 31-12-9999_23-59-59. <text:span text:style-name="Subtle_20_Emphasis"><text:span text:style-name="T5">193518.json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61269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2" office:value-type="string">
            <text:p text:style-name="P2"><text:span text:style-name="Subtle_20_Emphasis"><text:span text:style-name="T4">Each log file contains the correct non event-specific properties of the session.</text:span></text:span></text:p>
          </table:table-cell>
          <table:table-cell table:style-name="Table5.A4" office:value-type="string">
            <text:p text:style-name="P4">Session started at 15:38:35 17-04-2021, closed at 15:38:49 17-04-2021, using a local <text:soft-page-break/>copy of the host webpage.</text:p>
          </table:table-cell>
          <table:table-cell table:style-name="Table5.A4" office:value-type="string">
            <text:p text:style-name="P5">'loadTime': '2021-04-17T15:38:35.991Z',</text:p>
            <text:p text:style-name="P5"><text:s text:c="4"/>'unloadTime': '2021-04-17T15:38:49.115Z',</text:p>
            <text:p text:style-name="P5"><text:s text:c="4"/>'href': <text:soft-page-break/>'file:///G:/CSChallengesProject/repo/AutoWebTester/samplePage.html',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67527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Session started at 11:35:53 18-04-2021, closed at 11:43:10 18-04-2021, using a hosted copy of the host webpage</text:p>
          </table:table-cell>
          <table:table-cell table:style-name="Table5.A4" office:value-type="string">
            <text:p text:style-name="P8">'loadTime': '2021-04-18T14:11:35.531Z',</text:p>
            <text:p text:style-name="P8"><text:s text:c="4"/>'unloadTime': '2021-04-18T14:11:43.103Z',</text:p>
            <text:p text:style-name="P8"><text:s text:c="4"/>'href': 'http://127.0.0.1/samplePage.html',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50529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Each log file contains the correct events of the session.</text:span></text:span></text:p>
          </table:table-cell>
          <table:table-cell table:style-name="Table5.A4" office:value-type="string">
            <text:p text:style-name="P4">Session with 1 mousedown and keypress event each</text:p>
          </table:table-cell>
          <table:table-cell table:style-name="Table5.A4" office:value-type="string">
            <text:p text:style-name="P2"><text:span text:style-name="Subtle_20_Emphasis"><text:span text:style-name="T4">Log file contains 1 mousedown and 1 keypress event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67763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Session with 10 mousedown and 33 keypress events, in a random order.</text:p>
          </table:table-cell>
          <table:table-cell table:style-name="Table5.A4" office:value-type="string">
            <text:p text:style-name="P2"><text:span text:style-name="Subtle_20_Emphasis"><text:span text:style-name="T4">Log file contains 10 mousedown </text:span></text:span><text:span text:style-name="Subtle_20_Emphasis"><text:span text:style-name="T4">and 33 keypress events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55177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Session with no events.</text:p>
          </table:table-cell>
          <table:table-cell table:style-name="Table5.A4" office:value-type="string">
            <text:p text:style-name="P9">Log file contains no events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47380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Each log file contains the correct properties of all events.</text:span></text:span></text:p>
          </table:table-cell>
          <table:table-cell table:style-name="Table5.A4" office:value-type="string">
            <text:p text:style-name="P4">Session with 1 mousedown (LMB) event, 1 keypress (“e”), both on the same element.</text:p>
          </table:table-cell>
          <table:table-cell table:style-name="Table5.A4" office:value-type="string">
            <text:p text:style-name="P2"><text:span text:style-name="Subtle_20_Emphasis"><text:span text:style-name="T4">Log file contains 1 mousedown event with a 'buttons' property of 1 and 1 keypress event with a 'key' property of 'e'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3979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Session with 10 mousedown and 33 keypress events, in a random order, randomly alternating the key and mouse buttons pressed, with a random delay between events, on random elements.</text:p>
          </table:table-cell>
          <table:table-cell table:style-name="Table5.A4" office:value-type="string">
            <text:p text:style-name="P2"><text:span text:style-name="Subtle_20_Emphasis"><text:span text:style-name="T4">Log file contains 10 mousedown event with <text:s/>a correct 'buttons' property and 1 keypress event with a correct 'key' property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3637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31" office:value-type="string">
            <text:p text:style-name="P4">Session with no events.</text:p>
          </table:table-cell>
          <table:table-cell table:style-name="Table5.A31" office:value-type="string">
            <text:p text:style-name="P9">Log file contains no events.</text:p>
          </table:table-cell>
          <table:table-cell table:style-name="Table5.A31" office:value-type="string">
            <text:p text:style-name="P3">Yes</text:p>
          </table:table-cell>
        </table:table-row>
        <table:table-row table:style-name="Table5.10">
          <table:table-cell table:style-name="Table5.A31" office:value-type="string">
            <text:list xml:id="list38276992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31" office:value-type="string">
            <text:p text:style-name="P2"><text:span text:style-name="Subtle_20_Emphasis"><text:span text:style-name="T4">Each log file follows proper JSON formatting.</text:span></text:span></text:p>
          </table:table-cell>
          <table:table-cell table:style-name="Table5.C48" table:number-columns-spanned="2" office:value-type="string">
            <text:p text:style-name="P4"/>
          </table:table-cell>
          <table:covered-table-cell/>
          <table:table-cell table:style-name="Table5.A31" office:value-type="string">
            <text:p text:style-name="P3">Yes</text:p>
          </table:table-cell>
        </table:table-row>
        <table:table-row table:style-name="Table5.34">
          <table:table-cell table:style-name="Table5.A34" table:number-columns-spanned="5" office:value-type="string">
            <text:list xml:id="list38275160" text:continue-numbering="true" text:style-name="L1">
              <text:list-header>
                <text:p text:style-name="P22">replicator.py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5.50">
          <table:table-cell table:style-name="Table5.A4" office:value-type="string">
            <text:list xml:id="list38259466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Valid log paths recognised as valid when input.</text:span></text:span></text:p>
          </table:table-cell>
          <table:table-cell table:style-name="Table5.A4" office:value-type="string">
            <text:p text:style-name="P4">G:\CSChallengesProject\repo\AutoWebTester\logs\testLog.json</text:p>
          </table:table-cell>
          <table:table-cell table:style-name="Table5.A4" office:value-type="string">
            <text:p text:style-name="P2"><text:span text:style-name="Subtle_20_Emphasis"><text:span text:style-name="T4">Recognised as vali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51">
          <table:table-cell table:style-name="Table5.A4" office:value-type="string">
            <text:list xml:id="list38277688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.\testLog.json</text:p>
          </table:table-cell>
          <table:table-cell table:style-name="Table5.A4" office:value-type="string">
            <text:p text:style-name="P9"><text:span text:style-name="Subtle_20_Emphasis"><text:span text:style-name="T5">Recognised as vali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50">
          <table:table-cell table:style-name="Table5.A4" office:value-type="string">
            <text:list xml:id="list38275597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<text:a xlink:type="simple" xlink:href="file:///R:/PathThat" text:style-name="Internet_20_link" text:visited-style-name="Visited_20_Internet_20_Link"><text:span text:style-name="T7">R:\PathThat</text:span></text:a><text:span text:style-name="T7">DoesntExist\log.json</text:span></text:p>
          </table:table-cell>
          <table:table-cell table:style-name="Table5.A4" office:value-type="string">
            <text:p text:style-name="P9"><text:span text:style-name="Subtle_20_Emphasis"><text:span text:style-name="T5">Recognised as invali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53">
          <table:table-cell table:style-name="Table5.A4" office:value-type="string">
            <text:list xml:id="list38275294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Invalid log paths recognised as invalid when input.</text:span></text:span></text:p>
          </table:table-cell>
          <table:table-cell table:style-name="Table5.A4" office:value-type="string">
            <text:p text:style-name="P4">G:\CSChallengesProject\repo\AutoWebTester\logs\testLog.json</text:p>
          </table:table-cell>
          <table:table-cell table:style-name="Table5.A4" office:value-type="string">
            <text:p text:style-name="P2"><text:span text:style-name="Subtle_20_Emphasis"><text:span text:style-name="T4">Recognised as vali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53">
          <table:table-cell table:style-name="Table5.A4" office:value-type="string">
            <text:list xml:id="list38252086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.\testLog.json</text:p>
          </table:table-cell>
          <table:table-cell table:style-name="Table5.A4" office:value-type="string">
            <text:p text:style-name="P9"><text:span text:style-name="Subtle_20_Emphasis"><text:span text:style-name="T5">Recognised as vali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53">
          <table:table-cell table:style-name="Table5.A4" office:value-type="string">
            <text:list xml:id="list38247111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<text:a xlink:type="simple" xlink:href="file:///R:/PathThat" text:style-name="Internet_20_link" text:visited-style-name="Visited_20_Internet_20_Link"><text:span text:style-name="T7">R:\PathThat</text:span></text:a><text:span text:style-name="T7">DoesntExi</text:span><text:soft-page-break/><text:span text:style-name="T7">st\log.json</text:span></text:p>
          </table:table-cell>
          <table:table-cell table:style-name="Table5.A4" office:value-type="string">
            <text:p text:style-name="P9"><text:span text:style-name="Subtle_20_Emphasis"><text:span text:style-name="T5">Recognised as invali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54969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Log 'href' property loaded correctly</text:span></text:span></text:p>
          </table:table-cell>
          <table:table-cell table:style-name="Table5.A4" office:value-type="string">
            <text:p text:style-name="P4">file:///G:/CSChallengesProject/repo/AutoWebTester/samplePage.html</text:p>
          </table:table-cell>
          <table:table-cell table:style-name="Table5.A4" office:value-type="string">
            <text:p text:style-name="P2"><text:span text:style-name="Subtle_20_Emphasis"><text:span text:style-name="T4">Loaded correctly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3443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http://127.0.0.1/samplePage.html</text:p>
          </table:table-cell>
          <table:table-cell table:style-name="Table5.A4" office:value-type="string">
            <text:p text:style-name="P9"><text:span text:style-name="Subtle_20_Emphasis"><text:span text:style-name="T5">Loaded correctly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5096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Lorem ipsum</text:p>
          </table:table-cell>
          <table:table-cell table:style-name="Table5.A4" office:value-type="string">
            <text:p text:style-name="P9">Not load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53778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Log 'loadtime' property loaded correctly</text:span></text:span></text:p>
          </table:table-cell>
          <table:table-cell table:style-name="Table5.A4" office:value-type="string">
            <text:p text:style-name="P4">2021-04-18T14:11:35.531Z</text:p>
          </table:table-cell>
          <table:table-cell table:style-name="Table5.A4" office:value-type="string">
            <text:p text:style-name="P2"><text:span text:style-name="Subtle_20_Emphasis"><text:span text:style-name="T4">Loaded correctly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46285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9999-12-31T23:59:59.999Z</text:p>
          </table:table-cell>
          <table:table-cell table:style-name="Table5.A4" office:value-type="string">
            <text:p text:style-name="P9"><text:span text:style-name="Subtle_20_Emphasis"><text:span text:style-name="T5">Loaded correctly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1256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Lorem ipsum</text:p>
          </table:table-cell>
          <table:table-cell table:style-name="Table5.A4" office:value-type="string">
            <text:p text:style-name="P9">Not load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50994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Page at 'href' loaded in browser.</text:span></text:span></text:p>
          </table:table-cell>
          <table:table-cell table:style-name="Table5.A4" office:value-type="string">
            <text:p text:style-name="P4">file:///G:/CSChallengesProject/repo/AutoWebTester/samplePage.html</text:p>
          </table:table-cell>
          <table:table-cell table:style-name="Table5.A4" office:value-type="string">
            <text:p text:style-name="P2"><text:span text:style-name="Subtle_20_Emphasis"><text:span text:style-name="T4">Browser loads at page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2743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http://127.0.0.1/samplePage.html</text:p>
          </table:table-cell>
          <table:table-cell table:style-name="Table5.A4" office:value-type="string">
            <text:p text:style-name="P9"><text:span text:style-name="Subtle_20_Emphasis"><text:span text:style-name="T5">Browser loads at page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61164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Lorem ipsum</text:p>
          </table:table-cell>
          <table:table-cell table:style-name="Table5.A4" office:value-type="string">
            <text:p text:style-name="P9">Not load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6066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All events in a log file executed.</text:span></text:span></text:p>
          </table:table-cell>
          <table:table-cell table:style-name="Table5.A4" office:value-type="string">
            <text:p text:style-name="P4">Session with 1 mousedown and keypress event each</text:p>
          </table:table-cell>
          <table:table-cell table:style-name="Table5.A4" office:value-type="string">
            <text:p text:style-name="P4"><text:span text:style-name="Subtle_20_Emphasis"><text:span text:style-name="T4">1 mousedown and keypress event execute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76958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Session with 10 mousedown and 33 keypress events, in a random order.</text:p>
          </table:table-cell>
          <table:table-cell table:style-name="Table5.A4" office:value-type="string">
            <text:p text:style-name="P4">10 mousedown and 33 keypress events executed in the correct order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10">
          <table:table-cell table:style-name="Table5.A4" office:value-type="string">
            <text:list xml:id="list38261128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Session with no events</text:p>
          </table:table-cell>
          <table:table-cell table:style-name="Table5.A4" office:value-type="string">
            <text:p text:style-name="P9">No events execut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68">
          <table:table-cell table:style-name="Table5.A4" office:value-type="string">
            <text:list xml:id="list38255719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Log 'myEventType' property loaded correctly</text:span></text:span></text:p>
          </table:table-cell>
          <table:table-cell table:style-name="Table5.A4" office:value-type="string">
            <text:p text:style-name="P4">mousedown</text:p>
          </table:table-cell>
          <table:table-cell table:style-name="Table5.A4" office:value-type="string">
            <text:p text:style-name="P2"><text:span text:style-name="Subtle_20_Emphasis"><text:span text:style-name="T4">Loaded correctly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68">
          <table:table-cell table:style-name="Table5.A4" office:value-type="string">
            <text:list xml:id="list38265382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keypress</text:p>
          </table:table-cell>
          <table:table-cell table:style-name="Table5.A4" office:value-type="string">
            <text:p text:style-name="P9"><text:span text:style-name="Subtle_20_Emphasis"><text:span text:style-name="T5">Loaded correctly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68">
          <table:table-cell table:style-name="Table5.A4" office:value-type="string">
            <text:list xml:id="list38276740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Lorem Ipsum</text:p>
          </table:table-cell>
          <table:table-cell table:style-name="Table5.A4" office:value-type="string">
            <text:p text:style-name="P9">Not load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68">
          <table:table-cell table:style-name="Table5.A4" office:value-type="string">
            <text:list xml:id="list38272649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2" office:value-type="string">
            <text:p text:style-name="P2"><text:span text:style-name="Subtle_20_Emphasis"><text:span text:style-name="T4">Log 'target' property loaded correctly</text:span></text:span></text:p>
          </table:table-cell>
          <table:table-cell table:style-name="Table5.A4" office:value-type="string">
            <text:p text:style-name="P4">textbox</text:p>
          </table:table-cell>
          <table:table-cell table:style-name="Table5.A4" office:value-type="string">
            <text:p text:style-name="P2"><text:span text:style-name="Subtle_20_Emphasis"><text:span text:style-name="T4">Loaded correctly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68">
          <table:table-cell table:style-name="Table5.A4" office:value-type="string">
            <text:list xml:id="list38249804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verylongnameforabuttonid</text:p>
          </table:table-cell>
          <table:table-cell table:style-name="Table5.A4" office:value-type="string">
            <text:p text:style-name="P9"><text:span text:style-name="Subtle_20_Emphasis"><text:span text:style-name="T5">Loaded correctly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68">
          <table:table-cell table:style-name="Table5.A4" office:value-type="string">
            <text:list xml:id="list38275588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Log 'createdAt' property loaded correctly</text:span></text:span></text:p>
          </table:table-cell>
          <table:table-cell table:style-name="Table5.A4" office:value-type="string">
            <text:p text:style-name="P4">2021-04-18T14:11:35.531Z</text:p>
          </table:table-cell>
          <table:table-cell table:style-name="Table5.A4" office:value-type="string">
            <text:p text:style-name="P2"><text:span text:style-name="Subtle_20_Emphasis"><text:span text:style-name="T4">Loaded correctly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68">
          <table:table-cell table:style-name="Table5.A4" office:value-type="string">
            <text:list xml:id="list38262929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9999-12-31T23:59:59.999Z</text:p>
          </table:table-cell>
          <table:table-cell table:style-name="Table5.A4" office:value-type="string">
            <text:p text:style-name="P9"><text:span text:style-name="Subtle_20_Emphasis"><text:span text:style-name="T5">Loaded correctly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68">
          <table:table-cell table:style-name="Table5.A4" office:value-type="string">
            <text:list xml:id="list38248379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Lorem ipsum</text:p>
          </table:table-cell>
          <table:table-cell table:style-name="Table5.A4" office:value-type="string">
            <text:p text:style-name="P9">Not load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70718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Element with ID 'target' selected for event execution.</text:span></text:span></text:p>
          </table:table-cell>
          <table:table-cell table:style-name="Table5.A4" office:value-type="string">
            <text:p text:style-name="P4">textbox</text:p>
          </table:table-cell>
          <table:table-cell table:style-name="Table5.A4" office:value-type="string">
            <text:p text:style-name="P2"><text:span text:style-name="Subtle_20_Emphasis"><text:span text:style-name="T4">Element with ID 'textbox' selected for event execution.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63649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verylongnameforabuttonid</text:p>
          </table:table-cell>
          <table:table-cell table:style-name="Table5.A4" office:value-type="string">
            <text:p text:style-name="P2"><text:span text:style-name="Subtle_20_Emphasis"><text:span text:style-name="T4">Element with ID 'verylongnameforabuttonid' selected for event execution.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64421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Lorem Ipsum</text:p>
          </table:table-cell>
          <table:table-cell table:style-name="Table5.A4" office:value-type="string">
            <text:p text:style-name="P9">No element selected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54793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2" office:value-type="string">
            <text:p text:style-name="P2"><text:span text:style-name="Subtle_20_Emphasis"><text:span text:style-name="T4">Events are executed at the correct time relative to the <text:s/>sessions 'loadtime' property and the events 'createdAt' property.</text:span></text:span></text:p>
          </table:table-cell>
          <table:table-cell table:style-name="Table5.A4" office:value-type="string">
            <text:p text:style-name="P4">Loadtime of 2021-04-18T14:11:35.531Z and creadat of 2021-04-18T14:12:02.432Z </text:p>
          </table:table-cell>
          <table:table-cell table:style-name="Table5.A4" office:value-type="string">
            <text:p text:style-name="P2"><text:span text:style-name="Subtle_20_Emphasis"><text:span text:style-name="T4">Event executed 27 seconds after page loa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65739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Loadtime of 9999-12-31T23:58:00.000Z, 1 event with createdat of <text:soft-page-break/>9999-12-31T23:58:30.999Z and 1 event with createdat of 9999-12-31T23:59:59.999Z </text:p>
          </table:table-cell>
          <table:table-cell table:style-name="Table5.A4" office:value-type="string">
            <text:p text:style-name="P9">1<text:span text:style-name="T9">st</text:span> event executed 30 seconds after page load and 2<text:span text:style-name="T9">nd</text:span> event <text:soft-page-break/>executed 119 seconds after page load.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58922" text:continue-numbering="true" text:style-name="L1">
              <text:list-item>
                <text:p text:style-name="P18"><text:span text:style-name="Subtle_20_Emphasis"><text:span text:style-name="T4"/></text:span></text:p>
              </text:list-item>
            </text:list>
          </table:table-cell>
          <table:table-cell table:style-name="Table5.A4" table:number-rows-spanned="3" office:value-type="string">
            <text:p text:style-name="P2"><text:span text:style-name="Subtle_20_Emphasis"><text:span text:style-name="T4">Correct event type recognised for each event.</text:span></text:span></text:p>
          </table:table-cell>
          <table:table-cell table:style-name="Table5.A4" office:value-type="string">
            <text:p text:style-name="P4">mousedown</text:p>
          </table:table-cell>
          <table:table-cell table:style-name="Table5.A4" office:value-type="string">
            <text:p text:style-name="P2"><text:span text:style-name="Subtle_20_Emphasis"><text:span text:style-name="T4">Event recognised as mousedown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68298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keypress</text:p>
          </table:table-cell>
          <table:table-cell table:style-name="Table5.A4" office:value-type="string">
            <text:p text:style-name="P2"><text:span text:style-name="Subtle_20_Emphasis"><text:span text:style-name="T4">Event recognised as keypress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83">
          <table:table-cell table:style-name="Table5.A4" office:value-type="string">
            <text:list xml:id="list38252638" text:continue-numbering="true" text:style-name="L1">
              <text:list-item>
                <text:p text:style-name="P20"/>
              </text:list-item>
            </text:list>
          </table:table-cell>
          <table:covered-table-cell/>
          <table:table-cell table:style-name="Table5.A4" office:value-type="string">
            <text:p text:style-name="P4">afterprint</text:p>
          </table:table-cell>
          <table:table-cell table:style-name="Table5.A4" office:value-type="string">
            <text:p text:style-name="P2"><text:span text:style-name="Subtle_20_Emphasis"><text:span text:style-name="T4">Event not recognised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75321" text:continue-numbering="true" text:style-name="L1">
              <text:list-item>
                <text:p text:style-name="P24"/>
              </text:list-item>
            </text:list>
          </table:table-cell>
          <table:table-cell table:style-name="Table5.A4" table:number-rows-spanned="3" office:value-type="string">
            <text:p text:style-name="P10">All event-specific properties loaded correctly.</text:p>
          </table:table-cell>
          <table:table-cell table:style-name="Table5.A4" office:value-type="string">
            <text:p text:style-name="P4">mousedown event with LMB clicked.</text:p>
          </table:table-cell>
          <table:table-cell table:style-name="Table5.A4" office:value-type="string">
            <text:p text:style-name="P10"><text:span text:style-name="Subtle_20_Emphasis"><text:span text:style-name="T6">'buttons' property loaded as 1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57238" text:continue-numbering="true" text:style-name="L1">
              <text:list-item>
                <text:p text:style-name="P24"/>
              </text:list-item>
            </text:list>
          </table:table-cell>
          <table:covered-table-cell/>
          <table:table-cell table:style-name="Table5.A4" office:value-type="string">
            <text:p text:style-name="P4">keypress event with return key pressed.</text:p>
          </table:table-cell>
          <table:table-cell table:style-name="Table5.A4" office:value-type="string">
            <text:p text:style-name="P10">'key' property loaded as 'Enter'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46765" text:continue-numbering="true" text:style-name="L1">
              <text:list-item>
                <text:p text:style-name="P24"/>
              </text:list-item>
            </text:list>
          </table:table-cell>
          <table:covered-table-cell/>
          <table:table-cell table:style-name="Table5.A4" office:value-type="string">
            <text:p text:style-name="P4">afterprint event.</text:p>
          </table:table-cell>
          <table:table-cell table:style-name="Table5.A4" office:value-type="string">
            <text:p text:style-name="P10">No properties loaded.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66000" text:continue-numbering="true" text:style-name="L1">
              <text:list-item>
                <text:p text:style-name="P24"/>
              </text:list-item>
            </text:list>
          </table:table-cell>
          <table:table-cell table:style-name="Table5.A4" table:number-rows-spanned="2" office:value-type="string">
            <text:p text:style-name="P10">For event type 'keypress', 'key' property loaded correctly.</text:p>
          </table:table-cell>
          <table:table-cell table:style-name="Table5.A4" office:value-type="string">
            <text:p text:style-name="P4">keypress event with “e” key pressed.</text:p>
          </table:table-cell>
          <table:table-cell table:style-name="Table5.A4" office:value-type="string">
            <text:p text:style-name="P10">'key' property loaded as 'e'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57698" text:continue-numbering="true" text:style-name="L1">
              <text:list-item>
                <text:p text:style-name="P24"/>
              </text:list-item>
            </text:list>
          </table:table-cell>
          <table:covered-table-cell/>
          <table:table-cell table:style-name="Table5.A4" office:value-type="string">
            <text:p text:style-name="P4">keypress event with return key pressed.</text:p>
          </table:table-cell>
          <table:table-cell table:style-name="Table5.A4" office:value-type="string">
            <text:p text:style-name="P10">'key' property loaded as 'Enter'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76075" text:continue-numbering="true" text:style-name="L1">
              <text:list-item>
                <text:p text:style-name="P24"/>
              </text:list-item>
            </text:list>
          </table:table-cell>
          <table:table-cell table:style-name="Table5.A4" table:number-rows-spanned="3" office:value-type="string">
            <text:p text:style-name="P10">For event type 'mousedown', 'buttons' property loaded correctly.</text:p>
          </table:table-cell>
          <table:table-cell table:style-name="Table5.A4" office:value-type="string">
            <text:p text:style-name="P4">Mousedown event with LMB clicked</text:p>
          </table:table-cell>
          <table:table-cell table:style-name="Table5.A4" office:value-type="string">
            <text:p text:style-name="P10"><text:span text:style-name="Subtle_20_Emphasis"><text:span text:style-name="T6">'buttons' property loaded as 1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57863" text:continue-numbering="true" text:style-name="L1">
              <text:list-item>
                <text:p text:style-name="P24"/>
              </text:list-item>
            </text:list>
          </table:table-cell>
          <table:covered-table-cell/>
          <table:table-cell table:style-name="Table5.A4" office:value-type="string">
            <text:p text:style-name="P4">Mousedown event with RMB clicked</text:p>
          </table:table-cell>
          <table:table-cell table:style-name="Table5.A4" office:value-type="string">
            <text:p text:style-name="P10"><text:span text:style-name="Subtle_20_Emphasis"><text:span text:style-name="T6">'buttons' property loaded as 2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64442" text:continue-numbering="true" text:style-name="L1">
              <text:list-item>
                <text:p text:style-name="P24"/>
              </text:list-item>
            </text:list>
          </table:table-cell>
          <table:covered-table-cell/>
          <table:table-cell table:style-name="Table5.A4" office:value-type="string">
            <text:p text:style-name="P4">Mousedown event with both LMB and RMB clicked</text:p>
          </table:table-cell>
          <table:table-cell table:style-name="Table5.A4" office:value-type="string">
            <text:p text:style-name="P10"><text:span text:style-name="Subtle_20_Emphasis"><text:span text:style-name="T6">'buttons' property loaded as 3</text:span></text:span>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49922" text:continue-numbering="true" text:style-name="L1">
              <text:list-item>
                <text:p text:style-name="P24"/>
              </text:list-item>
            </text:list>
          </table:table-cell>
          <table:table-cell table:style-name="Table5.A4" table:number-rows-spanned="3" office:value-type="string">
            <text:p text:style-name="P10">Event is executed correctly depending on it's type.</text:p>
          </table:table-cell>
          <table:table-cell table:style-name="Table5.A4" office:value-type="string">
            <text:p text:style-name="P4">mousedown event </text:p>
          </table:table-cell>
          <table:table-cell table:style-name="Table5.A4" office:value-type="string">
            <text:p text:style-name="P10">Target element clicked with appropriate mouse button.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93">
          <table:table-cell table:style-name="Table5.A4" office:value-type="string">
            <text:list xml:id="list38252356" text:continue-numbering="true" text:style-name="L1">
              <text:list-item>
                <text:p text:style-name="P24"/>
              </text:list-item>
            </text:list>
          </table:table-cell>
          <table:covered-table-cell/>
          <table:table-cell table:style-name="Table5.A4" office:value-type="string">
            <text:p text:style-name="P4">keypress event</text:p>
          </table:table-cell>
          <table:table-cell table:style-name="Table5.A4" office:value-type="string">
            <text:p text:style-name="P10">Appropriate key sent to target element.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64670" text:continue-numbering="true" text:style-name="L1">
              <text:list-item>
                <text:p text:style-name="P24"/>
              </text:list-item>
            </text:list>
          </table:table-cell>
          <table:covered-table-cell/>
          <table:table-cell table:style-name="Table5.A4" office:value-type="string">
            <text:p text:style-name="P4">afterprint event</text:p>
          </table:table-cell>
          <table:table-cell table:style-name="Table5.A4" office:value-type="string">
            <text:p text:style-name="P10">Event is not executed.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67170" text:continue-numbering="true" text:style-name="L1">
              <text:list-item>
                <text:p text:style-name="P24"/>
              </text:list-item>
            </text:list>
          </table:table-cell>
          <table:table-cell table:style-name="Table5.A4" table:number-rows-spanned="2" office:value-type="string">
            <text:p text:style-name="P10">For event type 'keypress', </text:p>
            <text:p text:style-name="P10">the correct key corresponding to the 'key' property is sent to the target element.</text:p>
          </table:table-cell>
          <table:table-cell table:style-name="Table5.A4" office:value-type="string">
            <text:p text:style-name="P4">keypress event with “e” key pressed.</text:p>
          </table:table-cell>
          <table:table-cell table:style-name="Table5.A4" office:value-type="string">
            <text:p text:style-name="P10">'e' sent to target element.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56078" text:continue-numbering="true" text:style-name="L1">
              <text:list-item>
                <text:p text:style-name="P24"/>
              </text:list-item>
            </text:list>
          </table:table-cell>
          <table:covered-table-cell/>
          <table:table-cell table:style-name="Table5.A4" office:value-type="string">
            <text:p text:style-name="P4">keypress event with return key pressed.</text:p>
          </table:table-cell>
          <table:table-cell table:style-name="Table5.A4" office:value-type="string">
            <text:p text:style-name="P10">Return key sent to target element.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67216" text:continue-numbering="true" text:style-name="L1">
              <text:list-item>
                <text:p text:style-name="P24"/>
              </text:list-item>
            </text:list>
          </table:table-cell>
          <table:table-cell table:style-name="Table5.A4" table:number-rows-spanned="3" office:value-type="string">
            <text:p text:style-name="P10">For event type 'mousedown', the target element is clicked with the correct mouse button corresponding to the 'buttons' property.</text:p>
          </table:table-cell>
          <table:table-cell table:style-name="Table5.A4" office:value-type="string">
            <text:p text:style-name="P4">Mousedown event with LMB clicked</text:p>
          </table:table-cell>
          <table:table-cell table:style-name="Table5.A4" office:value-type="string">
            <text:p text:style-name="P10">Target element clicked with left mouse button.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51500" text:continue-numbering="true" text:style-name="L1">
              <text:list-item>
                <text:p text:style-name="P24"/>
              </text:list-item>
            </text:list>
          </table:table-cell>
          <table:covered-table-cell/>
          <table:table-cell table:style-name="Table5.A4" office:value-type="string">
            <text:p text:style-name="P4">Mousedown event with RMB clicked</text:p>
          </table:table-cell>
          <table:table-cell table:style-name="Table5.A4" office:value-type="string">
            <text:p text:style-name="P10">Target element clicked with right mouse button.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77031" text:continue-numbering="true" text:style-name="L1">
              <text:list-item>
                <text:p text:style-name="P24"/>
              </text:list-item>
            </text:list>
          </table:table-cell>
          <table:covered-table-cell/>
          <table:table-cell table:style-name="Table5.A4" office:value-type="string">
            <text:p text:style-name="P4">Mousedown event with both LMB and RMB clicked</text:p>
          </table:table-cell>
          <table:table-cell table:style-name="Table5.A4" office:value-type="string">
            <text:p text:style-name="P10">Target element clicked with left and right mouse button.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52808" text:continue-numbering="true" text:style-name="L1">
              <text:list-item>
                <text:p text:style-name="P24"/>
              </text:list-item>
            </text:list>
          </table:table-cell>
          <table:table-cell table:style-name="Table5.A4" table:number-rows-spanned="2" office:value-type="string">
            <text:p text:style-name="P10">The browser closes and the test ends once the time between 'loadtime' and 'unloadtime' has elapsed.</text:p>
          </table:table-cell>
          <table:table-cell table:style-name="Table5.A4" office:value-type="string">
            <text:p text:style-name="P4">Loadtime of 2021-04-18T14:11:35.531Z and unloadtime of 2021-04-18T14:12:02.432Z </text:p>
          </table:table-cell>
          <table:table-cell table:style-name="Table5.A4" office:value-type="string">
            <text:p text:style-name="P10">Browser closes 27 seconds after page loaded.</text:p>
          </table:table-cell>
          <table:table-cell table:style-name="Table5.A4" office:value-type="string">
            <text:p text:style-name="P3">Yes</text:p>
          </table:table-cell>
        </table:table-row>
        <table:table-row table:style-name="Table5.76">
          <table:table-cell table:style-name="Table5.A4" office:value-type="string">
            <text:list xml:id="list38255007" text:continue-numbering="true" text:style-name="L1">
              <text:list-item>
                <text:p text:style-name="P24"/>
              </text:list-item>
            </text:list>
          </table:table-cell>
          <table:covered-table-cell/>
          <table:table-cell table:style-name="Table5.A4" office:value-type="string">
            <text:p text:style-name="P4">Loadtime of 9999-12-31T23:58:00.000Z and <text:soft-page-break/>unloadtime of 9999-12-31T23:59:59.999Z </text:p>
          </table:table-cell>
          <table:table-cell table:style-name="Table5.A4" office:value-type="string">
            <text:p text:style-name="P10">Browser closes 119 seconds after page <text:soft-page-break/>loaded.</text:p>
          </table:table-cell>
          <table:table-cell table:style-name="Table5.A4" office:value-type="string">
            <text:p text:style-name="P3">Yes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1.1">
          <table:table-cell table:style-name="Table1.A1" table:number-columns-spanned="4" office:value-type="string">
            <text:p text:style-name="P7">Future Test Framework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Subtle_20_Emphasis"><text:span text:style-name="T1">Test No.</text:span></text:span></text:p>
          </table:table-cell>
          <table:table-cell table:style-name="Table1.B2" office:value-type="string">
            <text:p text:style-name="P2"><text:span text:style-name="Subtle_20_Emphasis"><text:span text:style-name="T1">Test Description</text:span></text:span></text:p>
          </table:table-cell>
          <table:table-cell table:style-name="Table1.B2" office:value-type="string">
            <text:p text:style-name="P2"><text:span text:style-name="Subtle_20_Emphasis"><text:span text:style-name="T1">Test Data</text:span></text:span></text:p>
            <text:p text:style-name="P2"><text:span text:style-name="Subtle_20_Emphasis"><text:span text:style-name="T2">(if applicable)</text:span></text:span></text:p>
          </table:table-cell>
          <table:table-cell table:style-name="Table1.D2" office:value-type="string">
            <text:p text:style-name="P1"><text:span text:style-name="Subtle_20_Emphasis"><text:span text:style-name="T1">Expected Outcome</text:span></text:span></text:p>
            <text:p text:style-name="P1"><text:span text:style-name="Subtle_20_Emphasis"><text:span text:style-name="T2"/></text:span></text:p>
          </table:table-cell>
        </table:table-row>
        <table:table-row table:style-name="Table1.3">
          <table:table-cell table:style-name="Table1.A3" table:number-columns-spanned="4" office:value-type="string">
            <text:p text:style-name="P23">For each new event implemented in modifiedInteractor.js and replicator.py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list xml:id="list8345153390478476900" text:style-name="WWNum7">
              <text:list-item>
                <text:p text:style-name="P19"/>
              </text:list-item>
            </text:list>
          </table:table-cell>
          <table:table-cell table:style-name="Table1.A4" table:number-rows-spanned="3" office:value-type="string">
            <text:p text:style-name="P2"><text:span text:style-name="Subtle_20_Emphasis"><text:span text:style-name="T4">If specified in the interactor constructor script, the event is tracked by modifiedInteractor.js</text:span></text:span></text:p>
          </table:table-cell>
          <table:table-cell table:style-name="Table1.A4" office:value-type="string">
            <text:p text:style-name="P4">Event specified</text:p>
          </table:table-cell>
          <table:table-cell table:style-name="Table1.A4" office:value-type="string">
            <text:p text:style-name="P2"><text:span text:style-name="Subtle_20_Emphasis"><text:span text:style-name="T4">Event is tracked.</text:span></text:span></text:p>
          </table:table-cell>
        </table:table-row>
        <table:table-row table:style-name="Table1.5">
          <table:table-cell table:style-name="Table1.A4" office:value-type="string">
            <text:list xml:id="list38249052" text:continue-numbering="true" text:style-name="WWNum7">
              <text:list-item>
                <text:p text:style-name="P19"/>
              </text:list-item>
            </text:list>
          </table:table-cell>
          <table:covered-table-cell/>
          <table:table-cell table:style-name="Table1.A4" office:value-type="string">
            <text:p text:style-name="P4">Event specified along with other events.</text:p>
          </table:table-cell>
          <table:table-cell table:style-name="Table1.A4" office:value-type="string">
            <text:p text:style-name="P2"><text:span text:style-name="Subtle_20_Emphasis"><text:span text:style-name="T4">Event is tracked.</text:span></text:span></text:p>
          </table:table-cell>
        </table:table-row>
        <table:table-row table:style-name="Table1.5">
          <table:table-cell table:style-name="Table1.A4" office:value-type="string">
            <text:list xml:id="list38258325" text:continue-numbering="true" text:style-name="WWNum7">
              <text:list-item>
                <text:p text:style-name="P19"/>
              </text:list-item>
            </text:list>
          </table:table-cell>
          <table:covered-table-cell/>
          <table:table-cell table:style-name="Table1.A4" office:value-type="string">
            <text:p text:style-name="P4">Event not specified</text:p>
          </table:table-cell>
          <table:table-cell table:style-name="Table1.A4" office:value-type="string">
            <text:p text:style-name="P2"><text:span text:style-name="Subtle_20_Emphasis"><text:span text:style-name="T4">Event is not tracked.</text:span></text:span></text:p>
          </table:table-cell>
        </table:table-row>
        <table:table-row table:style-name="Table1.7">
          <table:table-cell table:style-name="Table1.A4" office:value-type="string">
            <text:list xml:id="list38259921" text:continue-numbering="true" text:style-name="WWNum7">
              <text:list-item>
                <text:p text:style-name="P19"/>
              </text:list-item>
            </text:list>
          </table:table-cell>
          <table:table-cell table:style-name="Table1.A4" office:value-type="string">
            <text:p text:style-name="P2"><text:span text:style-name="Subtle_20_Emphasis"><text:span text:style-name="T4">Properties specific to this event are saved to the log object correctly.</text:span></text:span></text:p>
          </table:table-cell>
          <table:table-cell table:style-name="Table1.C7" office:value-type="string">
            <text:p text:style-name="P4"/>
            <text:p text:style-name="P4"/>
          </table:table-cell>
          <table:table-cell table:style-name="Table1.C7" office:value-type="string">
            <text:p text:style-name="P2"/>
          </table:table-cell>
        </table:table-row>
        <table:table-row table:style-name="Table1.7">
          <table:table-cell table:style-name="Table1.A4" office:value-type="string">
            <text:list xml:id="list38270681" text:continue-numbering="true" text:style-name="WWNum7">
              <text:list-item>
                <text:p text:style-name="P19"/>
              </text:list-item>
            </text:list>
          </table:table-cell>
          <table:table-cell table:style-name="Table1.A4" office:value-type="string">
            <text:p text:style-name="P2"><text:span text:style-name="Subtle_20_Emphasis"><text:span text:style-name="T4">Properties specific to this event are sent to receiver.py correctly.</text:span></text:span>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2"/>
          </table:table-cell>
        </table:table-row>
        <table:table-row table:style-name="Table1.9">
          <table:table-cell table:style-name="Table1.A4" office:value-type="string">
            <text:list xml:id="list38257210" text:continue-numbering="true" text:style-name="WWNum7">
              <text:list-item>
                <text:p text:style-name="P19"/>
              </text:list-item>
            </text:list>
          </table:table-cell>
          <table:table-cell table:style-name="Table1.A4" table:number-rows-spanned="3" office:value-type="string">
            <text:p text:style-name="P2"><text:span text:style-name="Subtle_20_Emphasis"><text:span text:style-name="T4">All instances of this event being tracked and performed are saved to that sessions log file.</text:span></text:span></text:p>
          </table:table-cell>
          <table:table-cell table:style-name="Table1.A4" office:value-type="string">
            <text:p text:style-name="P4">Event performed once in session</text:p>
          </table:table-cell>
          <table:table-cell table:style-name="Table1.A4" office:value-type="string">
            <text:p text:style-name="P2"><text:span text:style-name="Subtle_20_Emphasis"><text:span text:style-name="T4">Event is saved to log file.</text:span></text:span></text:p>
          </table:table-cell>
        </table:table-row>
        <table:table-row table:style-name="Table1.9">
          <table:table-cell table:style-name="Table1.A4" office:value-type="string">
            <text:list xml:id="list38257813" text:continue-numbering="true" text:style-name="WWNum7">
              <text:list-item>
                <text:p text:style-name="P19"/>
              </text:list-item>
            </text:list>
          </table:table-cell>
          <table:covered-table-cell/>
          <table:table-cell table:style-name="Table1.A4" office:value-type="string">
            <text:p text:style-name="P4">Event performed multiple times in session, along with other different events</text:p>
          </table:table-cell>
          <table:table-cell table:style-name="Table1.A4" office:value-type="string">
            <text:p text:style-name="P2"><text:span text:style-name="Subtle_20_Emphasis"><text:span text:style-name="T4">Event is saved to log file.</text:span></text:span></text:p>
          </table:table-cell>
        </table:table-row>
        <table:table-row table:style-name="Table1.9">
          <table:table-cell table:style-name="Table1.A4" office:value-type="string">
            <text:list xml:id="list38276413" text:continue-numbering="true" text:style-name="WWNum7">
              <text:list-item>
                <text:p text:style-name="P19"/>
              </text:list-item>
            </text:list>
          </table:table-cell>
          <table:covered-table-cell/>
          <table:table-cell table:style-name="Table1.A4" office:value-type="string">
            <text:p text:style-name="P4">Event not performed in session.</text:p>
          </table:table-cell>
          <table:table-cell table:style-name="Table1.A4" office:value-type="string">
            <text:p text:style-name="P2"><text:span text:style-name="Subtle_20_Emphasis"><text:span text:style-name="T4">Event is not saved.</text:span></text:span></text:p>
          </table:table-cell>
        </table:table-row>
        <table:table-row table:style-name="Table1.7">
          <table:table-cell table:style-name="Table1.A4" office:value-type="string">
            <text:list xml:id="list38276239" text:continue-numbering="true" text:style-name="WWNum7">
              <text:list-item>
                <text:p text:style-name="P19"/>
              </text:list-item>
            </text:list>
          </table:table-cell>
          <table:table-cell table:style-name="Table1.A4" office:value-type="string">
            <text:p text:style-name="P2"><text:span text:style-name="Subtle_20_Emphasis"><text:span text:style-name="T4">Any log file containing this event contains the correct properties.</text:span></text:span>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2"/>
          </table:table-cell>
        </table:table-row>
        <table:table-row table:style-name="Table1.4">
          <table:table-cell table:style-name="Table1.A4" office:value-type="string">
            <text:list xml:id="list38267245" text:continue-numbering="true" text:style-name="WWNum7">
              <text:list-item>
                <text:p text:style-name="P19"/>
              </text:list-item>
            </text:list>
          </table:table-cell>
          <table:table-cell table:style-name="Table1.A4" table:number-rows-spanned="2" office:value-type="string">
            <text:p text:style-name="P2"><text:span text:style-name="Subtle_20_Emphasis"><text:span text:style-name="T4">Log 'myEventType' property loaded correctly in replicator.py when 'myEventType' corresponds to this event.</text:span></text:span></text:p>
          </table:table-cell>
          <table:table-cell table:style-name="Table1.A4" office:value-type="string">
            <text:p text:style-name="P4">'myEventType' corresponds to this event</text:p>
          </table:table-cell>
          <table:table-cell table:style-name="Table1.A4" office:value-type="string">
            <text:p text:style-name="P9">'myEventType' loads properly</text:p>
          </table:table-cell>
        </table:table-row>
        <table:table-row table:style-name="Table1.4">
          <table:table-cell table:style-name="Table1.A4" office:value-type="string">
            <text:list xml:id="list38260303" text:continue-numbering="true" text:style-name="WWNum7">
              <text:list-item>
                <text:p text:style-name="P19"/>
              </text:list-item>
            </text:list>
          </table:table-cell>
          <table:covered-table-cell/>
          <table:table-cell table:style-name="Table1.A4" office:value-type="string">
            <text:p text:style-name="P4">'myEventType' does not correspond to this event</text:p>
          </table:table-cell>
          <table:table-cell table:style-name="Table1.A4" office:value-type="string">
            <text:p text:style-name="P9">'myEventType' may or may not load depending on whether or not its corresponding event is implemented.</text:p>
          </table:table-cell>
        </table:table-row>
        <table:table-row table:style-name="Table1.4">
          <table:table-cell table:style-name="Table1.A4" office:value-type="string">
            <text:list xml:id="list38259053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table:number-rows-spanned="2" office:value-type="string">
            <text:p text:style-name="P2"><text:span text:style-name="Subtle_20_Emphasis"><text:span text:style-name="T4">Any interactions of this events type are recognised as such.</text:span></text:span></text:p>
          </table:table-cell>
          <table:table-cell table:style-name="Table1.A4" office:value-type="string">
            <text:p text:style-name="P4">Current interaction has the type of this event</text:p>
          </table:table-cell>
          <table:table-cell table:style-name="Table1.A4" office:value-type="string">
            <text:p text:style-name="P9">Interaction is recognised as this event </text:p>
          </table:table-cell>
        </table:table-row>
        <table:table-row table:style-name="Table1.4">
          <table:table-cell table:style-name="Table1.A4" office:value-type="string">
            <text:list xml:id="list38258230" text:continue-numbering="true" text:style-name="WWNum7">
              <text:list-item>
                <text:p text:style-name="P21"/>
              </text:list-item>
            </text:list>
          </table:table-cell>
          <table:covered-table-cell/>
          <table:table-cell table:style-name="Table1.A4" office:value-type="string">
            <text:p text:style-name="P4">Current interaction doesn't have the type of this event</text:p>
          </table:table-cell>
          <table:table-cell table:style-name="Table1.A4" office:value-type="string">
            <text:p text:style-name="P9">Interaction is not recognised as this event</text:p>
          </table:table-cell>
        </table:table-row>
        <table:table-row table:style-name="Table1.7">
          <table:table-cell table:style-name="Table1.A4" office:value-type="string">
            <text:list xml:id="list38273822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All properties specific to this event are loaded correctly.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ext:soft-page-break/>
        <table:table-row table:style-name="Table1.7">
          <table:table-cell table:style-name="Table1.A4" office:value-type="string">
            <text:list xml:id="list38271368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This event is executed correctly depending on it's type.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19">
          <table:table-cell table:style-name="Table1.A3" table:number-columns-spanned="4" office:value-type="string">
            <text:p text:style-name="P31">Installer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list xml:id="list38271512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table:number-rows-spanned="2" office:value-type="string">
            <text:p text:style-name="P10">The user can choose a valid directory for the installation.</text:p>
          </table:table-cell>
          <table:table-cell table:style-name="Table1.A4" office:value-type="string">
            <text:p text:style-name="P4">Valid directory</text:p>
          </table:table-cell>
          <table:table-cell table:style-name="Table1.A4" office:value-type="string">
            <text:p text:style-name="P9">Accepted</text:p>
          </table:table-cell>
        </table:table-row>
        <table:table-row table:style-name="Table1.4">
          <table:table-cell table:style-name="Table1.A4" office:value-type="string">
            <text:list xml:id="list38259568" text:continue-numbering="true" text:style-name="WWNum7">
              <text:list-item>
                <text:p text:style-name="P21"/>
              </text:list-item>
            </text:list>
          </table:table-cell>
          <table:covered-table-cell/>
          <table:table-cell table:style-name="Table1.A4" office:value-type="string">
            <text:p text:style-name="P4">Invalid directory</text:p>
          </table:table-cell>
          <table:table-cell table:style-name="Table1.A4" office:value-type="string">
            <text:p text:style-name="P9">Rejected</text:p>
          </table:table-cell>
        </table:table-row>
        <table:table-row table:style-name="Table1.7">
          <table:table-cell table:style-name="Table1.A4" office:value-type="string">
            <text:list xml:id="list38249213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modifiedInteractor.js is installed in the specified directory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23">
          <table:table-cell table:style-name="Table1.A4" office:value-type="string">
            <text:list xml:id="list38251406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receiver.py is installed in the specified directory.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7">
          <table:table-cell table:style-name="Table1.A4" office:value-type="string">
            <text:list xml:id="list38260332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replicator.py is installed in the specified directory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7">
          <table:table-cell table:style-name="Table1.A4" office:value-type="string">
            <text:list xml:id="list38252943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flask is installed using pip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7">
          <table:table-cell table:style-name="Table1.A4" office:value-type="string">
            <text:list xml:id="list38264997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flask-cors is installed using pip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7">
          <table:table-cell table:style-name="Table1.A4" office:value-type="string">
            <text:list xml:id="list38262486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selenium is installed using pip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7">
          <table:table-cell table:style-name="Table1.A4" office:value-type="string">
            <text:list xml:id="list38273812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chromedriver is installed in the specified directory.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7">
          <table:table-cell table:style-name="Table1.A4" office:value-type="string">
            <text:list xml:id="list38258259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chromedriver is added to the system PATH.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9">
          <table:table-cell table:style-name="Table1.A4" office:value-type="string">
            <text:list xml:id="list38274908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table:number-rows-spanned="3" office:value-type="string">
            <text:p text:style-name="P10">The user can choose webpage(s) to host modifiedInteractor.js</text:p>
          </table:table-cell>
          <table:table-cell table:style-name="Table1.A4" office:value-type="string">
            <text:p text:style-name="P4">1 webpage specified</text:p>
          </table:table-cell>
          <table:table-cell table:style-name="Table1.A4" office:value-type="string">
            <text:p text:style-name="P9">Accepted</text:p>
          </table:table-cell>
        </table:table-row>
        <table:table-row table:style-name="Table1.31">
          <table:table-cell table:style-name="Table1.A4" office:value-type="string">
            <text:list xml:id="list38255589" text:continue-numbering="true" text:style-name="WWNum7">
              <text:list-item>
                <text:p text:style-name="P21"/>
              </text:list-item>
            </text:list>
          </table:table-cell>
          <table:covered-table-cell/>
          <table:table-cell table:style-name="Table1.A4" office:value-type="string">
            <text:p text:style-name="P4">3 webpages specified</text:p>
          </table:table-cell>
          <table:table-cell table:style-name="Table1.A4" office:value-type="string">
            <text:p text:style-name="P9">Accepted</text:p>
          </table:table-cell>
        </table:table-row>
        <table:table-row table:style-name="Table1.9">
          <table:table-cell table:style-name="Table1.A4" office:value-type="string">
            <text:list xml:id="list38252443" text:continue-numbering="true" text:style-name="WWNum7">
              <text:list-item>
                <text:p text:style-name="P21"/>
              </text:list-item>
            </text:list>
          </table:table-cell>
          <table:covered-table-cell/>
          <table:table-cell table:style-name="Table1.A4" office:value-type="string">
            <text:p text:style-name="P4">No webpages specified</text:p>
          </table:table-cell>
          <table:table-cell table:style-name="Table1.A4" office:value-type="string">
            <text:p text:style-name="P9">Accepted and installation ends</text:p>
          </table:table-cell>
        </table:table-row>
        <table:table-row table:style-name="Table1.9">
          <table:table-cell table:style-name="Table1.A4" office:value-type="string">
            <text:list xml:id="list38270972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table:number-rows-spanned="3" office:value-type="string">
            <text:p text:style-name="P10">The user can choose which elements on a page should be tracked by interactor.</text:p>
          </table:table-cell>
          <table:table-cell table:style-name="Table1.A4" office:value-type="string">
            <text:p text:style-name="P4">1 element specified</text:p>
          </table:table-cell>
          <table:table-cell table:style-name="Table1.A4" office:value-type="string">
            <text:p text:style-name="P9">Accepted</text:p>
          </table:table-cell>
        </table:table-row>
        <table:table-row table:style-name="Table1.9">
          <table:table-cell table:style-name="Table1.A4" office:value-type="string">
            <text:list xml:id="list38268416" text:continue-numbering="true" text:style-name="WWNum7">
              <text:list-item>
                <text:p text:style-name="P21"/>
              </text:list-item>
            </text:list>
          </table:table-cell>
          <table:covered-table-cell/>
          <table:table-cell table:style-name="Table1.A4" office:value-type="string">
            <text:p text:style-name="P4">All elements specified</text:p>
          </table:table-cell>
          <table:table-cell table:style-name="Table1.A4" office:value-type="string">
            <text:p text:style-name="P9">Accepted</text:p>
          </table:table-cell>
        </table:table-row>
        <table:table-row table:style-name="Table1.9">
          <table:table-cell table:style-name="Table1.A4" office:value-type="string">
            <text:list xml:id="list38252908" text:continue-numbering="true" text:style-name="WWNum7">
              <text:list-item>
                <text:p text:style-name="P21"/>
              </text:list-item>
            </text:list>
          </table:table-cell>
          <table:covered-table-cell/>
          <table:table-cell table:style-name="Table1.A4" office:value-type="string">
            <text:p text:style-name="P4">No elements</text:p>
          </table:table-cell>
          <table:table-cell table:style-name="Table1.A4" office:value-type="string">
            <text:p text:style-name="P9">Accepted</text:p>
          </table:table-cell>
        </table:table-row>
        <table:table-row table:style-name="Table1.9">
          <table:table-cell table:style-name="Table1.A4" office:value-type="string">
            <text:list xml:id="list38272496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table:number-rows-spanned="4" office:value-type="string">
            <text:p text:style-name="P10">The user can choose which implemented events they want tracked on the webpage.</text:p>
          </table:table-cell>
          <table:table-cell table:style-name="Table1.A4" office:value-type="string">
            <text:p text:style-name="P4">1 implemented event specified</text:p>
          </table:table-cell>
          <table:table-cell table:style-name="Table1.A4" office:value-type="string">
            <text:p text:style-name="P9">Accepted</text:p>
          </table:table-cell>
        </table:table-row>
        <table:table-row table:style-name="Table1.9">
          <table:table-cell table:style-name="Table1.A4" office:value-type="string">
            <text:list xml:id="list38272637" text:continue-numbering="true" text:style-name="WWNum7">
              <text:list-item>
                <text:p text:style-name="P21"/>
              </text:list-item>
            </text:list>
          </table:table-cell>
          <table:covered-table-cell/>
          <table:table-cell table:style-name="Table1.A4" office:value-type="string">
            <text:p text:style-name="P4">2 implemented events specified</text:p>
          </table:table-cell>
          <table:table-cell table:style-name="Table1.A4" office:value-type="string">
            <text:p text:style-name="P9">Accepted</text:p>
          </table:table-cell>
        </table:table-row>
        <table:table-row table:style-name="Table1.38">
          <table:table-cell table:style-name="Table1.A4" office:value-type="string">
            <text:list xml:id="list38275902" text:continue-numbering="true" text:style-name="WWNum7">
              <text:list-item>
                <text:p text:style-name="P21"/>
              </text:list-item>
            </text:list>
          </table:table-cell>
          <table:covered-table-cell/>
          <table:table-cell table:style-name="Table1.A4" office:value-type="string">
            <text:p text:style-name="P4">No events specified</text:p>
          </table:table-cell>
          <table:table-cell table:style-name="Table1.A4" office:value-type="string">
            <text:p text:style-name="P9">Accepted</text:p>
          </table:table-cell>
        </table:table-row>
        <table:table-row table:style-name="Table1.38">
          <table:table-cell table:style-name="Table1.A4" office:value-type="string">
            <text:list xml:id="list38254519" text:continue-numbering="true" text:style-name="WWNum7">
              <text:list-item>
                <text:p text:style-name="P21"/>
              </text:list-item>
            </text:list>
          </table:table-cell>
          <table:covered-table-cell/>
          <table:table-cell table:style-name="Table1.A4" office:value-type="string">
            <text:p text:style-name="P4">Unimplemented events specified</text:p>
          </table:table-cell>
          <table:table-cell table:style-name="Table1.A4" office:value-type="string">
            <text:p text:style-name="P9">Rejected</text:p>
          </table:table-cell>
        </table:table-row>
        <table:table-row table:style-name="Table1.9">
          <table:table-cell table:style-name="Table1.A4" table:number-rows-spanned="3" office:value-type="string">
            <text:list xml:id="list38273098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table:number-rows-spanned="3" office:value-type="string">
            <text:p text:style-name="P10">The user can choose the endpoint address of modifiedinteractor.js logs</text:p>
          </table:table-cell>
          <table:table-cell table:style-name="Table1.A4" office:value-type="string">
            <text:p text:style-name="P4">Existing address specified</text:p>
          </table:table-cell>
          <table:table-cell table:style-name="Table1.A4" office:value-type="string">
            <text:p text:style-name="P9">Accepted</text:p>
          </table:table-cell>
        </table:table-row>
        <table:table-row table:style-name="Table1.9">
          <table:covered-table-cell/>
          <table:covered-table-cell/>
          <table:table-cell table:style-name="Table1.A4" office:value-type="string">
            <text:p text:style-name="P4">Non-existent address specified</text:p>
          </table:table-cell>
          <table:table-cell table:style-name="Table1.A4" office:value-type="string">
            <text:p text:style-name="P9">Accepted</text:p>
          </table:table-cell>
        </table:table-row>
        <table:table-row table:style-name="Table1.9">
          <table:covered-table-cell/>
          <table:covered-table-cell/>
          <table:table-cell table:style-name="Table1.A4" office:value-type="string">
            <text:p text:style-name="P4">No address specified</text:p>
          </table:table-cell>
          <table:table-cell table:style-name="Table1.A4" office:value-type="string">
            <text:p text:style-name="P9">Accepted</text:p>
          </table:table-cell>
        </table:table-row>
        <table:table-row table:style-name="Table1.7">
          <table:table-cell table:style-name="Table1.A4" office:value-type="string">
            <text:list xml:id="list38251021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Any selected elements on <text:soft-page-break/>the chosen webpage(s) have their class changed to 'interaction'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7">
          <table:table-cell table:style-name="Table1.A4" office:value-type="string">
            <text:list xml:id="list38246917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ModifiedInteractor.js is added to the chosen webpage(s) as an external script.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7">
          <table:table-cell table:style-name="Table1.A4" office:value-type="string">
            <text:list xml:id="list38263623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A script is added to the chosen webpage containing a constructor for modifiedinteractor.js, whose parameters equal those specified by the user.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19">
          <table:table-cell table:style-name="Table1.A3" table:number-columns-spanned="4" office:value-type="string">
            <text:p text:style-name="P32">Scheduling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4" office:value-type="string">
            <text:list xml:id="list38246701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Log files can be set to replay at a specified date and time.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5">
          <table:table-cell table:style-name="Table1.A4" office:value-type="string">
            <text:list xml:id="list38271716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Scheduled replays can be set to repeat daily.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5">
          <table:table-cell table:style-name="Table1.A4" office:value-type="string">
            <text:list xml:id="list38265403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Scheduled replays can be set to repeat on specified days throughout the week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50">
          <table:table-cell table:style-name="Table1.A4" office:value-type="string">
            <text:list xml:id="list38251199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Scheduled replays can be set to repeat weekly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5">
          <table:table-cell table:style-name="Table1.A4" office:value-type="string">
            <text:list xml:id="list38250957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Scheduled replays can be set to repeat monthly.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7">
          <table:table-cell table:style-name="Table1.A4" office:value-type="string">
            <text:list xml:id="list38266435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Scheduled replays execute exactly as if they had been conducted manually.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  <table:table-row table:style-name="Table1.7">
          <table:table-cell table:style-name="Table1.A4" office:value-type="string">
            <text:list xml:id="list38271406" text:continue-numbering="true" text:style-name="WWNum7">
              <text:list-item>
                <text:p text:style-name="P21"/>
              </text:list-item>
            </text:list>
          </table:table-cell>
          <table:table-cell table:style-name="Table1.A4" office:value-type="string">
            <text:p text:style-name="P10">Scheduled replays leave logs detailing their success/failure.</text:p>
          </table:table-cell>
          <table:table-cell table:style-name="Table1.C7" office:value-type="string">
            <text:p text:style-name="P4"/>
          </table:table-cell>
          <table:table-cell table:style-name="Table1.C7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20T12:33:20.79</meta:creation-date>
    <dc:date>2021-04-25T18:03:50.16</dc:date>
    <meta:editing-duration>PT14H33M20S</meta:editing-duration>
    <meta:editing-cycles>13</meta:editing-cycles>
    <meta:generator>OpenOffice/4.1.9$Win32 OpenOffice.org_project/419m1$Build-9805</meta:generator>
    <meta:document-statistic meta:table-count="2" meta:image-count="0" meta:object-count="0" meta:page-count="8" meta:paragraph-count="413" meta:word-count="1886" meta:character-count="13045"/>
  </office:meta>
</office:document-meta>
</file>